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9.17cm"/>
    </style:style>
    <style:style style:name="co3" style:family="table-column">
      <style:table-column-properties fo:break-before="auto" style:column-width="9.31cm"/>
    </style:style>
    <style:style style:name="co4" style:family="table-column">
      <style:table-column-properties fo:break-before="auto" style:column-width="8.848cm"/>
    </style:style>
    <style:style style:name="co5" style:family="table-column">
      <style:table-column-properties fo:break-before="auto" style:column-width="8.477cm"/>
    </style:style>
    <style:style style:name="co6" style:family="table-column">
      <style:table-column-properties fo:break-before="auto" style:column-width="9.9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vailLangs</text:p>
          </table:table-cell>
          <table:table-cell table:style-name="Default" office:value-type="string">
            <text:p>en</text:p>
          </table:table-cell>
          <table:table-cell office:value-type="string">
            <text:p>pl</text:p>
          </table:table-cell>
          <table:table-cell table:style-name="Default" office:value-type="string">
            <text:p>de</text:p>
          </table:table-cell>
          <table:table-cell office:value-type="string">
            <text:p>es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chCropMethod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table:style-name="Default"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ид кадрирования</text:p>
          </table:table-cell>
        </table:table-row>
        <table:table-row table:style-name="ro1">
          <table:table-cell office:value-type="string">
            <text:p>chCropMethodQ</text:p>
          </table:table-cell>
          <table:table-cell table:style-name="Default" office:value-type="string">
            <text:p>Choose crop style</text:p>
          </table:table-cell>
          <table:table-cell office:value-type="string">
            <text:p>Wybierz styl przycinania</text:p>
          </table:table-cell>
          <table:table-cell table:style-name="Default" office:value-type="string">
            <text:p>Wähle Schnittstil</text:p>
          </table:table-cell>
          <table:table-cell office:value-type="string">
            <text:p>Escoja tipo de recorte</text:p>
          </table:table-cell>
          <table:table-cell office:value-type="string">
            <text:p>Выберите вид кадрирования</text:p>
          </table:table-cell>
        </table:table-row>
        <table:table-row table:style-name="ro1">
          <table:table-cell office:value-type="string">
            <text:p>cropCanvas</text:p>
          </table:table-cell>
          <table:table-cell table:style-name="Default" office:value-type="string">
            <text:p>Crop canvas (simple crop)</text:p>
          </table:table-cell>
          <table:table-cell office:value-type="string">
            <text:p>Przytnij płótno</text:p>
          </table:table-cell>
          <table:table-cell table:style-name="Default" office:value-type="string">
            <text:p>Arbeitsfläche aufteilen</text:p>
          </table:table-cell>
          <table:table-cell office:value-type="string">
            <text:p>Recortar el lienzo</text:p>
          </table:table-cell>
          <table:table-cell office:value-type="string">
            <text:p>Обрезать холст</text:p>
          </table:table-cell>
        </table:table-row>
        <table:table-row table:style-name="ro1">
          <table:table-cell office:value-type="string">
            <text:p>mkCropMask</text:p>
          </table:table-cell>
          <table:table-cell table:style-name="Default" office:value-type="string">
            <text:p>Make crop mask</text:p>
          </table:table-cell>
          <table:table-cell office:value-type="string">
            <text:p>Stwórz maskę kadrującą</text:p>
          </table:table-cell>
          <table:table-cell table:style-name="Default" office:value-type="string">
            <text:p>Erstelle Schnittmaske</text:p>
          </table:table-cell>
          <table:table-cell office:value-type="string">
            <text:p>Hacer máscara de recorte</text:p>
          </table:table-cell>
          <table:table-cell office:value-type="string">
            <text:p>Создать маску</text:p>
          </table:table-cell>
        </table:table-row>
        <table:table-row table:style-name="ro1">
          <table:table-cell office:value-type="string">
            <text:p>bgOnLayer</text:p>
          </table:table-cell>
          <table:table-cell table:style-name="Default" office:value-type="string">
            <text:p>Background on layer</text:p>
          </table:table-cell>
          <table:table-cell office:value-type="string">
            <text:p>Tło na warstwie</text:p>
          </table:table-cell>
          <table:table-cell table:style-name="Default" office:value-type="string">
            <text:p>Hintergrund auf Ebene</text:p>
          </table:table-cell>
          <table:table-cell office:value-type="string">
            <text:p>Fondo sobre capa</text:p>
          </table:table-cell>
          <table:table-cell office:value-type="string">
            <text:p>Фоновый слой</text:p>
          </table:table-cell>
        </table:table-row>
        <table:table-row table:style-name="ro1">
          <table:table-cell office:value-type="string">
            <text:p>bgFill</text:p>
          </table:table-cell>
          <table:table-cell table:style-name="Default" office:value-type="string">
            <text:p>Background fill</text:p>
          </table:table-cell>
          <table:table-cell office:value-type="string">
            <text:p>Wypełnienie tła</text:p>
          </table:table-cell>
          <table:table-cell table:style-name="Default" office:value-type="string">
            <text:p>Hintergrund füllen</text:p>
          </table:table-cell>
          <table:table-cell office:value-type="string">
            <text:p>Relleno de fondo</text:p>
          </table:table-cell>
          <table:table-cell office:value-type="string">
            <text:p>Фоновая заливка</text:p>
          </table:table-cell>
        </table:table-row>
        <table:table-row table:style-name="ro1">
          <table:table-cell office:value-type="string">
            <text:p>-grid</text:p>
          </table:table-cell>
          <table:table-cell table:style-name="Default" office:value-type="string">
            <text:p><text:s/>- grid</text:p>
          </table:table-cell>
          <table:table-cell office:value-type="string">
            <text:p><text:s/>- siatka</text:p>
          </table:table-cell>
          <table:table-cell table:style-name="Default" office:value-type="string">
            <text:p><text:s/>- Rastern</text:p>
          </table:table-cell>
          <table:table-cell office:value-type="string">
            <text:p>- grilla</text:p>
          </table:table-cell>
          <table:table-cell office:value-type="string">
            <text:p><text:s/>- сетка</text:p>
          </table:table-cell>
        </table:table-row>
        <table:table-row table:style-name="ro1">
          <table:table-cell office:value-type="string">
            <text:p>-resize</text:p>
          </table:table-cell>
          <table:table-cell table:style-name="Default" office:value-type="string">
            <text:p><text:s/>- resize</text:p>
          </table:table-cell>
          <table:table-cell office:value-type="string">
            <text:p><text:s/>- przeskalowanie</text:p>
          </table:table-cell>
          <table:table-cell table:style-name="Default" office:value-type="string">
            <text:p><text:s/>- Skalieren</text:p>
          </table:table-cell>
          <table:table-cell office:value-type="string">
            <text:p>- re-escalar</text:p>
          </table:table-cell>
          <table:table-cell office:value-type="string">
            <text:p><text:s/>- размер</text:p>
          </table:table-cell>
        </table:table-row>
        <table:table-row table:style-name="ro1">
          <table:table-cell office:value-type="string">
            <text:p>-reveal</text:p>
          </table:table-cell>
          <table:table-cell table:style-name="Default" office:value-type="string">
            <text:p><text:s/>- reveal</text:p>
          </table:table-cell>
          <table:table-cell office:value-type="string">
            <text:p><text:s/>- rozszerzanie</text:p>
          </table:table-cell>
          <table:table-cell table:style-name="Default" office:value-type="string">
            <text:p><text:s/>- Einblenden</text:p>
          </table:table-cell>
          <table:table-cell office:value-type="string">
            <text:p>- revelar</text:p>
          </table:table-cell>
          <table:table-cell office:value-type="string">
            <text:p><text:s/>- показ</text:p>
          </table:table-cell>
        </table:table-row>
        <table:table-row table:style-name="ro1">
          <table:table-cell office:value-type="string">
            <text:p>-crop</text:p>
          </table:table-cell>
          <table:table-cell table:style-name="Default" office:value-type="string">
            <text:p><text:s/>- crop</text:p>
          </table:table-cell>
          <table:table-cell office:value-type="string">
            <text:p><text:s/>- przycinanie</text:p>
          </table:table-cell>
          <table:table-cell table:style-name="Default" office:value-type="string">
            <text:p><text:s/>- Beschneiden</text:p>
          </table:table-cell>
          <table:table-cell office:value-type="string">
            <text:p>- recortar</text:p>
          </table:table-cell>
          <table:table-cell office:value-type="string">
            <text:p><text:s/>- обрезка</text:p>
          </table:table-cell>
        </table:table-row>
        <table:table-row table:style-name="ro1">
          <table:table-cell office:value-type="string">
            <text:p>GCbySz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Golden Crop by SzopeN</text:p>
          </table:table-cell>
          <table:table-cell table:style-name="Default" office:value-type="string">
            <text:p>Golden Crop by SzopeN</text:p>
          </table:table-cell>
          <table:table-cell office:value-type="string">
            <text:p>Recorte Dorado por SzopeN</text:p>
          </table:table-cell>
          <table:table-cell office:value-type="string">
            <text:p>Golden Crop от SzopeN</text:p>
          </table:table-cell>
        </table:table-row>
        <table:table-row table:style-name="ro1">
          <table:table-cell office:value-type="string">
            <text:p>cropMask</text:p>
          </table:table-cell>
          <table:table-cell table:style-name="Default" office:value-type="string">
            <text:p>Crop mask</text:p>
          </table:table-cell>
          <table:table-cell office:value-type="string">
            <text:p>Maska kadrująca</text:p>
          </table:table-cell>
          <table:table-cell table:style-name="Default" office:value-type="string">
            <text:p>Schnittmaske</text:p>
          </table:table-cell>
          <table:table-cell office:value-type="string">
            <text:p>Máscara de recorte</text:p>
          </table:table-cell>
          <table:table-cell office:value-type="string">
            <text:p>Маска кадрирвания</text:p>
          </table:table-cell>
        </table:table-row>
        <table:table-row table:style-name="ro1">
          <table:table-cell office:value-type="string">
            <text:p>divRules</text:p>
          </table:table-cell>
          <table:table-cell table:style-name="Default" office:value-type="string">
            <text:p>Dividing rules</text:p>
          </table:table-cell>
          <table:table-cell office:value-type="string">
            <text:p>Reguły podziału</text:p>
          </table:table-cell>
          <table:table-cell table:style-name="Default" office:value-type="string">
            <text:p>Trennungsregeln</text:p>
          </table:table-cell>
          <table:table-cell office:value-type="string">
            <text:p>Reglas de división</text:p>
          </table:table-cell>
          <table:table-cell office:value-type="string">
            <text:p>Правила разделения</text:p>
          </table:table-cell>
        </table:table-row>
        <table:table-row table:style-name="ro1">
          <table:table-cell office:value-type="string">
            <text:p>stripAtPrc</text:p>
          </table:table-cell>
          <table:table-cell table:style-name="Default" office:value-type="string">
            <text:p>Strip at %1%%</text:p>
          </table:table-cell>
          <table:table-cell office:value-type="string">
            <text:p>Paski na %1%%</text:p>
          </table:table-cell>
          <table:table-cell table:style-name="Default" office:value-type="string">
            <text:p>Linien auf %1%%</text:p>
          </table:table-cell>
          <table:table-cell office:value-type="string">
            <text:p>Cinta al %1%%</text:p>
          </table:table-cell>
          <table:table-cell office:value-type="string">
            <text:p>Линии на %1%%</text:p>
          </table:table-cell>
        </table:table-row>
        <table:table-row table:style-name="ro1">
          <table:table-cell office:value-type="string">
            <text:p>goldenTriangleUp</text:p>
          </table:table-cell>
          <table:table-cell table:style-name="Default"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table:style-name="Default" office:value-type="string">
            <text:p>Goldener Dreieck oben</text:p>
          </table:table-cell>
          <table:table-cell office:value-type="string">
            <text:p>Triángulo dorado hacia arriba</text:p>
          </table:table-cell>
          <table:table-cell office:value-type="string">
            <text:p>Золотой треугольник вверх</text:p>
          </table:table-cell>
        </table:table-row>
        <table:table-row table:style-name="ro1">
          <table:table-cell office:value-type="string">
            <text:p>goldenTriangleDown</text:p>
          </table:table-cell>
          <table:table-cell table:style-name="Default"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table:style-name="Default" office:value-type="string">
            <text:p>Goldener Dreieck unten</text:p>
          </table:table-cell>
          <table:table-cell office:value-type="string">
            <text:p>Triángulo dorado hacia abajo</text:p>
          </table:table-cell>
          <table:table-cell office:value-type="string">
            <text:p>Золотой треугольник вниз</text:p>
          </table:table-cell>
        </table:table-row>
        <table:table-row table:style-name="ro1">
          <table:table-cell office:value-type="string">
            <text:p>diagonalMethod</text:p>
          </table:table-cell>
          <table:table-cell table:style-name="Default" office:value-type="string">
            <text:p>Diagonal method</text:p>
          </table:table-cell>
          <table:table-cell office:value-type="string">
            <text:p>Metoda przekątnych</text:p>
          </table:table-cell>
          <table:table-cell table:style-name="Default" office:value-type="string">
            <text:p>Diagonale Methode</text:p>
          </table:table-cell>
          <table:table-cell office:value-type="string">
            <text:p>Método Diagonal</text:p>
          </table:table-cell>
          <table:table-cell office:value-type="string">
            <text:p>Метод диагоналей</text:p>
          </table:table-cell>
        </table:table-row>
        <table:table-row table:style-name="ro1">
          <table:table-cell office:value-type="string">
            <text:p>openB4Run</text:p>
          </table:table-cell>
          <table:table-cell table:style-name="Default"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table:style-name="Default" office:value-type="string">
            <text:p>Öffne das Dokument, in dem das Script ablaufen soll.</text:p>
          </table:table-cell>
          <table:table-cell office:value-type="string">
            <text:p>Abrir el documento en el cual quiere correr el script</text:p>
          </table:table-cell>
          <table:table-cell office:value-type="string">
            <text:p>Откройте файл, в котором вы хотели бы запустить скрипт.</text:p>
          </table:table-cell>
        </table:table-row>
        <table:table-row table:style-name="ro1">
          <table:table-cell office:value-type="string">
            <text:p>canvExtDet</text:p>
          </table:table-cell>
          <table:table-cell table:style-name="Default"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table:style-name="Default" office:value-type="string">
            <text:p>Erweiterung der Arbeitsfläche zeigen</text:p>
          </table:table-cell>
          <table:table-cell office:value-type="string">
            <text:p>Extensión del lienzo detectada</text:p>
          </table:table-cell>
          <table:table-cell office:value-type="string">
            <text:p>Обнаружено увеличение холста</text:p>
          </table:table-cell>
        </table:table-row>
        <table:table-row table:style-name="ro1">
          <table:table-cell office:value-type="string">
            <text:p>canvExtDetQ</text:p>
          </table:table-cell>
          <table:table-cell table:style-name="Default"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table:style-name="Default" office:value-type="string">
            <text:p>Was mache ich mit der Arbeitsfläche?</text:p>
          </table:table-cell>
          <table:table-cell office:value-type="string">
            <text:p>¿Qué hacer con el lienzo?</text:p>
          </table:table-cell>
          <table:table-cell office:value-type="string">
            <text:p>Что следует предпринять?</text:p>
          </table:table-cell>
        </table:table-row>
        <table:table-row table:style-name="ro1">
          <table:table-cell office:value-type="string">
            <text:p>extendCanvas</text:p>
          </table:table-cell>
          <table:table-cell table:style-name="Default" office:value-type="string">
            <text:p>Extend canvas</text:p>
          </table:table-cell>
          <table:table-cell office:value-type="string">
            <text:p>Rozszerz płótno</text:p>
          </table:table-cell>
          <table:table-cell table:style-name="Default" office:value-type="string">
            <text:p>Erweiterte Arbeitsfläche</text:p>
          </table:table-cell>
          <table:table-cell office:value-type="string">
            <text:p>Extender el lienzo</text:p>
          </table:table-cell>
          <table:table-cell office:value-type="string">
            <text:p>Увеличить размеры</text:p>
          </table:table-cell>
        </table:table-row>
        <table:table-row table:style-name="ro1">
          <table:table-cell office:value-type="string">
            <text:p>dontExtCanv</text:p>
          </table:table-cell>
          <table:table-cell table:style-name="Default"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table:style-name="Default" office:value-type="string">
            <text:p>Schnitt ohne Erweiterung</text:p>
          </table:table-cell>
          <table:table-cell office:value-type="string">
            <text:p>Recortar sin extensón</text:p>
          </table:table-cell>
          <table:table-cell office:value-type="string">
            <text:p>Обрезать без увеличения</text:p>
          </table:table-cell>
        </table:table-row>
        <table:table-row table:style-name="ro1">
          <table:table-cell office:value-type="string">
            <text:p>retToCropping</text:p>
          </table:table-cell>
          <table:table-cell table:style-name="Default" office:value-type="string">
            <text:p>Return to cropping</text:p>
          </table:table-cell>
          <table:table-cell office:value-type="string">
            <text:p>Wróć do kadrowania</text:p>
          </table:table-cell>
          <table:table-cell table:style-name="Default" office:value-type="string">
            <text:p>Zurück zum Schneiden</text:p>
          </table:table-cell>
          <table:table-cell office:value-type="string">
            <text:p>Volver a recorte</text:p>
          </table:table-cell>
          <table:table-cell office:value-type="string">
            <text:p>Вернуться к кадрированию</text:p>
          </table:table-cell>
        </table:table-row>
        <table:table-row table:style-name="ro1">
          <table:table-cell office:value-type="string">
            <text:p>chCompMethod</text:p>
          </table:table-cell>
          <table:table-cell table:style-name="Default" office:value-type="string">
            <text:p>Composition method</text:p>
          </table:table-cell>
          <table:table-cell office:value-type="string">
            <text:p>Metoda kompozycji</text:p>
          </table:table-cell>
          <table:table-cell table:style-name="Default" office:value-type="string">
            <text:p>Kompositionsmethode</text:p>
          </table:table-cell>
          <table:table-cell office:value-type="string">
            <text:p>Método de composición</text:p>
          </table:table-cell>
          <table:table-cell office:value-type="string">
            <text:p>Метод построения композиции</text:p>
          </table:table-cell>
        </table:table-row>
        <table:table-row table:style-name="ro1">
          <table:table-cell office:value-type="string">
            <text:p>chCompMethodQ</text:p>
          </table:table-cell>
          <table:table-cell table:style-name="Default"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table:style-name="Default" office:value-type="string">
            <text:p>Auswahl der Kompositionslinien</text:p>
          </table:table-cell>
          <table:table-cell office:value-type="string">
            <text:p>Escoja guías de composición</text:p>
          </table:table-cell>
          <table:table-cell office:value-type="string">
            <text:p>Выберите тип направляющих линий</text:p>
          </table:table-cell>
        </table:table-row>
        <table:table-row table:style-name="ro1">
          <table:table-cell office:value-type="string">
            <text:p>goldenRule</text:p>
          </table:table-cell>
          <table:table-cell table:style-name="Default" office:value-type="string">
            <text:p>Golden Rule</text:p>
          </table:table-cell>
          <table:table-cell office:value-type="string">
            <text:p>Złoty podział</text:p>
          </table:table-cell>
          <table:table-cell table:style-name="Default" office:value-type="string">
            <text:p>Goldene Regel</text:p>
          </table:table-cell>
          <table:table-cell office:value-type="string">
            <text:p>Regla Dorada</text:p>
          </table:table-cell>
          <table:table-cell office:value-type="string">
            <text:p>Золотое сечение</text:p>
          </table:table-cell>
        </table:table-row>
        <table:table-row table:style-name="ro1">
          <table:table-cell office:value-type="string">
            <text:p>ruleOfThirds</text:p>
          </table:table-cell>
          <table:table-cell table:style-name="Default" office:value-type="string">
            <text:p>Rule of Thirds</text:p>
          </table:table-cell>
          <table:table-cell office:value-type="string">
            <text:p>Reguła trzech</text:p>
          </table:table-cell>
          <table:table-cell table:style-name="Default" office:value-type="string">
            <text:p>Drittel-Regel</text:p>
          </table:table-cell>
          <table:table-cell office:value-type="string">
            <text:p>Regla de los Tercios</text:p>
          </table:table-cell>
          <table:table-cell office:value-type="string">
            <text:p>Правило третей</text:p>
          </table:table-cell>
        </table:table-row>
        <table:table-row table:style-name="ro1">
          <table:table-cell office:value-type="string">
            <text:p>goldenSpiralBL</text:p>
          </table:table-cell>
          <table:table-cell table:style-name="Default"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table:style-name="Default" office:value-type="string">
            <text:p>Goldene Spirale unten links</text:p>
          </table:table-cell>
          <table:table-cell office:value-type="string">
            <text:p>Espiral Dorada abajo-izquierda</text:p>
          </table:table-cell>
          <table:table-cell office:value-type="string">
            <text:p>Золотая спираль внизу-слева</text:p>
          </table:table-cell>
        </table:table-row>
        <table:table-row table:style-name="ro1">
          <table:table-cell office:value-type="string">
            <text:p>goldenSpiralTL</text:p>
          </table:table-cell>
          <table:table-cell table:style-name="Default"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table:style-name="Default" office:value-type="string">
            <text:p>Goldene Spirale oben links</text:p>
          </table:table-cell>
          <table:table-cell office:value-type="string">
            <text:p>Espiral Dorada arriba-izquierda</text:p>
          </table:table-cell>
          <table:table-cell office:value-type="string">
            <text:p>Золотая спираль вверху-слева</text:p>
          </table:table-cell>
        </table:table-row>
        <table:table-row table:style-name="ro1">
          <table:table-cell office:value-type="string">
            <text:p>goldenSpiralTR</text:p>
          </table:table-cell>
          <table:table-cell table:style-name="Default"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table:style-name="Default" office:value-type="string">
            <text:p>Goldene Spirale oben rechts</text:p>
          </table:table-cell>
          <table:table-cell office:value-type="string">
            <text:p>Espiral Dorada arriba-derecha</text:p>
          </table:table-cell>
          <table:table-cell office:value-type="string">
            <text:p>Золотая спираль вверху-справа</text:p>
          </table:table-cell>
        </table:table-row>
        <table:table-row table:style-name="ro1">
          <table:table-cell office:value-type="string">
            <text:p>goldenSpiralBR</text:p>
          </table:table-cell>
          <table:table-cell table:style-name="Default"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table:style-name="Default" office:value-type="string">
            <text:p>Goldene Spirale unten rechts</text:p>
          </table:table-cell>
          <table:table-cell office:value-type="string">
            <text:p>Espiral Dorada abajo-derecha</text:p>
          </table:table-cell>
          <table:table-cell office:value-type="string">
            <text:p>Золотая спираль внизу-справа</text:p>
          </table:table-cell>
        </table:table-row>
        <table:table-row table:style-name="ro1">
          <table:table-cell office:value-type="string">
            <text:p>goldenSpiral</text:p>
          </table:table-cell>
          <table:table-cell table:style-name="Default" office:value-type="string">
            <text:p>Golden Spiral</text:p>
          </table:table-cell>
          <table:table-cell office:value-type="string">
            <text:p>Złota spirala</text:p>
          </table:table-cell>
          <table:table-cell table:style-name="Default" office:value-type="string">
            <text:p>Goldene Spirale</text:p>
          </table:table-cell>
          <table:table-cell office:value-type="string">
            <text:p>Espiral Dorada</text:p>
          </table:table-cell>
          <table:table-cell office:value-type="string">
            <text:p>Золотая спираль</text:p>
          </table:table-cell>
        </table:table-row>
        <table:table-row table:style-name="ro1">
          <table:table-cell office:value-type="string">
            <text:p>selectAll</text:p>
          </table:table-cell>
          <table:table-cell table:style-name="Default" office:value-type="string">
            <text:p>Select All</text:p>
          </table:table-cell>
          <table:table-cell office:value-type="string">
            <text:p>Zaznacz wszystkie</text:p>
          </table:table-cell>
          <table:table-cell table:style-name="Default" office:value-type="string">
            <text:p>Alles Auswählen</text:p>
          </table:table-cell>
          <table:table-cell office:value-type="string">
            <text:p>Seleccione Todo</text:p>
          </table:table-cell>
          <table:table-cell office:value-type="string">
            <text:p>Выбрать все</text:p>
          </table:table-cell>
        </table:table-row>
        <table:table-row table:style-name="ro1">
          <table:table-cell office:value-type="string">
            <text:p>deselectAll</text:p>
          </table:table-cell>
          <table:table-cell table:style-name="Default" office:value-type="string">
            <text:p>Deselect All</text:p>
          </table:table-cell>
          <table:table-cell office:value-type="string">
            <text:p>Odznacz wszystkie</text:p>
          </table:table-cell>
          <table:table-cell table:style-name="Default" office:value-type="string">
            <text:p>Nichts Auswählen</text:p>
          </table:table-cell>
          <table:table-cell office:value-type="string">
            <text:p>Deseleccione Todo</text:p>
          </table:table-cell>
          <table:table-cell office:value-type="string">
            <text:p>Убрать все</text:p>
          </table:table-cell>
        </table:table-row>
        <table:table-row table:style-name="ro1"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office:value-type="string">
            <text:p>OK</text:p>
          </table:table-cell>
          <table:table-cell table:style-name="Default" office:value-type="string">
            <text:p>OK</text:p>
          </table:table-cell>
          <table:table-cell table:number-columns-repeated="2" office:value-type="string">
            <text:p>OK</text:p>
          </table:table-cell>
        </table:table-row>
        <table:table-row table:style-name="ro1">
          <table:table-cell office:value-type="string">
            <text:p>cancel</text:p>
          </table:table-cell>
          <table:table-cell table:style-name="Default" office:value-type="string">
            <text:p>Cancel</text:p>
          </table:table-cell>
          <table:table-cell office:value-type="string">
            <text:p>Anuluj</text:p>
          </table:table-cell>
          <table:table-cell table:style-name="Default" office:value-type="string">
            <text:p>Abbrechen</text:p>
          </table:table-cell>
          <table:table-cell office:value-type="string">
            <text:p>Cancelar</text:p>
          </table:table-cell>
          <table:table-cell office:value-type="string">
            <text:p>Отмена</text:p>
          </table:table-cell>
        </table:table-row>
        <table:table-row table:style-name="ro1">
          <table:table-cell office:value-type="string">
            <text:p>allGoldenSpirals</text:p>
          </table:table-cell>
          <table:table-cell table:style-name="Default" office:value-type="string">
            <text:p>All Golden Spirals</text:p>
          </table:table-cell>
          <table:table-cell office:value-type="string">
            <text:p>Wszystkie Złote Spirale</text:p>
          </table:table-cell>
          <table:table-cell table:style-name="Default" office:value-type="string">
            <text:p>Alle Goldenen Spiralen</text:p>
          </table:table-cell>
          <table:table-cell office:value-type="string">
            <text:p>Todas las Espirales Doradas</text:p>
          </table:table-cell>
          <table:table-cell office:value-type="string">
            <text:p>Все золотые спирали</text:p>
          </table:table-cell>
        </table:table-row>
        <table:table-row table:style-name="ro1">
          <table:table-cell office:value-type="string">
            <text:p>basicRules</text:p>
          </table:table-cell>
          <table:table-cell table:style-name="Default" office:value-type="string">
            <text:p>Basic rules</text:p>
          </table:table-cell>
          <table:table-cell office:value-type="string">
            <text:p>Podstawowe podziały</text:p>
          </table:table-cell>
          <table:table-cell table:style-name="Default" office:value-type="string">
            <text:p>Grundregeln</text:p>
          </table:table-cell>
          <table:table-cell office:value-type="string">
            <text:p>Reglas Básicas</text:p>
          </table:table-cell>
          <table:table-cell office:value-type="string">
            <text:p>Основные правила</text:p>
          </table:table-cell>
        </table:table-row>
        <table:table-row table:style-name="ro1">
          <table:table-cell office:value-type="string">
            <text:p>lineThickness</text:p>
          </table:table-cell>
          <table:table-cell table:style-name="Default" office:value-type="string">
            <text:p>Line thickness</text:p>
          </table:table-cell>
          <table:table-cell office:value-type="string">
            <text:p>Grubość linii</text:p>
          </table:table-cell>
          <table:table-cell table:style-name="Default" office:value-type="string">
            <text:p>Liniendicke</text:p>
          </table:table-cell>
          <table:table-cell office:value-type="string">
            <text:p>Grosor de la línea</text:p>
          </table:table-cell>
          <table:table-cell office:value-type="string">
            <text:p>Толщина линий</text:p>
          </table:table-cell>
        </table:table-row>
        <table:table-row table:style-name="ro1">
          <table:table-cell office:value-type="string">
            <text:p>lineThicknessProm</text:p>
          </table:table-cell>
          <table:table-cell table:style-name="Default" office:value-type="string">
            <text:p>Line thickness (‰ of shorter edge): </text:p>
          </table:table-cell>
          <table:table-cell office:value-type="string">
            <text:p>Grubość linii (‰ krótszego boku)</text:p>
          </table:table-cell>
          <table:table-cell table:style-name="Default" office:value-type="string">
            <text:p>Liniendicke (‰ kurze Seite)</text:p>
          </table:table-cell>
          <table:table-cell office:value-type="string">
            <text:p>Grosor de la línea (‰ de lado corto)</text:p>
          </table:table-cell>
          <table:table-cell office:value-type="string">
            <text:p>Толщина линий (‰ меньшей стороны): </text:p>
          </table:table-cell>
        </table:table-row>
        <table:table-row table:style-name="ro1" table:number-rows-repeated="6549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zł</number:text>
    </number:number-style>
    <number:number-style style:name="N139">
      <number:text>-</number:text>
      <number:number number:decimal-places="0" number:min-integer-digits="1" number:grouping="true"/>
      <number:text> zł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zł</number:text>
    </number:number-style>
    <number:number-style style:name="N141">
      <number:text>-</number:text>
      <number:number number:decimal-places="2" number:min-integer-digits="1" number:grouping="true"/>
      <number:text> zł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  </number:text>
    </number:number-style>
    <number:number-style style:name="N143P1" style:volatile="true">
      <number:text>-</number:text>
      <number:number number:decimal-places="0" number:min-integer-digits="1" number:grouping="true"/>
      <number:text>      </number:text>
    </number:number-style>
    <number:number-style style:name="N143P2" style:volatile="true">
      <number:text> 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zł </number:text>
    </number:number-style>
    <number:number-style style:name="N144P1" style:volatile="true">
      <number:text>-</number:text>
      <number:number number:decimal-places="0" number:min-integer-digits="1" number:grouping="true"/>
      <number:text> zł </number:text>
    </number:number-style>
    <number:number-style style:name="N144P2" style:volatile="true">
      <number:text> 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</number:text>
    </number:number-style>
    <number:number-style style:name="N145P1" style:volatile="true">
      <number:text>-</number:text>
      <number:number number:decimal-places="2" number:min-integer-digits="1" number:grouping="true"/>
      <number:text>      </number:text>
    </number:number-style>
    <number:number-style style:name="N145P2" style:volatile="true">
      <number:text> -</number:text>
      <number:number number: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zł </number:text>
    </number:number-style>
    <number:number-style style:name="N146P1" style:volatile="true">
      <number:text>-</number:text>
      <number:number number:decimal-places="2" number:min-integer-digits="1" number:grouping="true"/>
      <number:text> zł </number:text>
    </number:number-style>
    <number:number-style style:name="N146P2" style:volatile="true">
      <number:text> -</number:text>
      <number:number number: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3" style:display-name="20% - akcent 1 3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3" style:display-name="20% - akcent 2 3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3" style:display-name="20% - akcent 3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3" style:display-name="2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3" style:display-name="20% - akcent 5 3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3" style:display-name="20% - akcent 6 3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3" style:display-name="40% - akcent 1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3" style:display-name="40% - akcent 2 3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3" style:display-name="40% - akcent 3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3" style:display-name="40% - akcent 4 3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3" style:display-name="40% - akcent 5 3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3" style:display-name="40% - akcent 6 3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3" style:display-name="60% - akcent 1 3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3" style:display-name="60% - akcent 2 3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3" style:display-name="60% - akcent 3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3" style:display-name="60% - 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3" style:display-name="60% - 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3" style:display-name="60% - akcent 6 3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3" style:display-name="Akcent 1 3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3" style:display-name="Akcent 2 3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3" style:display-name="Akcent 3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3" style:display-name="Akcent 4 3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3" style:display-name="Akcent 5 3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3" style:display-name="Akcent 6 3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3" style:display-name="Dane wejściow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3" style:display-name="Dane wyjściow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3" style:display-name="Dobre 3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3" style:display-name="Komórka połączona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3" style:display-name="Komórka zaznaczona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3" style:display-name="Nagłówek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3" style:display-name="Nagłówek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3" style:display-name="Nagłówek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3" style:display-name="Nagłówek 4 3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3" style:display-name="Neutralne 3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3" style:display-name="Obliczenia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3" style:display-name="Suma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3" style:display-name="Tekst objaśnienia 3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3" style:display-name="Tekst ostrzeżenia 3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3" style:display-name="Tytuł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3" style:display-name="Uwaga 3" style:family="table-cell" style:parent-style-name="Default">
      <style:table-cell-properties fo:background-color="#ffffcc" style:diagonal-bl-tr="none" style:diagonal-tl-br="none" fo:border="0.035cm solid #c0c0c0"/>
    </style:style>
    <style:style style:name="Złe_20_3" style:display-name="Złe 3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4" style:display-name="20% - akcent 1 4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4" style:display-name="20% - akcent 2 4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4" style:display-name="20% - akcent 3 4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4" style:display-name="2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4" style:display-name="20% - akcent 5 4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4" style:display-name="20% - akcent 6 4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4" style:display-name="40% - akcent 1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4" style:display-name="40% - akcent 2 4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4" style:display-name="40% - akcent 3 4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4" style:display-name="40% - akcent 4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4" style:display-name="40% - akcent 5 4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4" style:display-name="40% - akcent 6 4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4" style:display-name="60% - akcent 1 4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4" style:display-name="60% - akcent 2 4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4" style:display-name="60% - akcent 3 4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4" style:display-name="60% - 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4" style:display-name="60% - 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4" style:display-name="60% - akcent 6 4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4" style:display-name="Akcent 1 4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4" style:display-name="Akcent 2 4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4" style:display-name="Akcent 3 4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4" style:display-name="Akcent 4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4" style:display-name="Akcent 5 4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4" style:display-name="Akcent 6 4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4" style:display-name="Dane wejściow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4" style:display-name="Dane wyjściow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4" style:display-name="Dobre 4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4" style:display-name="Komórka połączona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4" style:display-name="Komórka zaznaczona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4" style:display-name="Nagłówek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4" style:display-name="Nagłówek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4" style:display-name="Nagłówek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4" style:display-name="Nagłówek 4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4" style:display-name="Neutralne 4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4" style:display-name="Obliczenia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4" style:display-name="Suma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4" style:display-name="Tekst objaśnienia 4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4" style:display-name="Tekst ostrzeżenia 4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4" style:display-name="Tytuł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4" style:display-name="Uwaga 4" style:family="table-cell" style:parent-style-name="Default">
      <style:table-cell-properties fo:background-color="#ffffcc" style:diagonal-bl-tr="none" style:diagonal-tl-br="none" fo:border="0.035cm solid #c0c0c0"/>
    </style:style>
    <style:style style:name="Złe_20_4" style:display-name="Złe 4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5" style:display-name="20% - akcent 1 5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5" style:display-name="20% - akcent 2 5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5" style:display-name="20% - akcent 3 5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5" style:display-name="2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5" style:display-name="20% - akcent 5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5" style:display-name="20% - akcent 6 5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5" style:display-name="40% - akcent 1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5" style:display-name="40% - akcent 2 5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5" style:display-name="40% - akcent 3 5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5" style:display-name="40% - akcent 4 5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5" style:display-name="40% - akcent 5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5" style:display-name="40% - akcent 6 5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5" style:display-name="60% - akcent 1 5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5" style:display-name="60% - akcent 2 5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5" style:display-name="60% - akcent 3 5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5" style:display-name="60% - 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5" style:display-name="60% - 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5" style:display-name="60% - akcent 6 5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5" style:display-name="Akcent 1 5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5" style:display-name="Akcent 2 5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5" style:display-name="Akcent 3 5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5" style:display-name="Akcent 4 5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5" style:display-name="Akcent 5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5" style:display-name="Akcent 6 5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5" style:display-name="Dane wejściow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5" style:display-name="Dane wyjściow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5" style:display-name="Dobre 5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5" style:display-name="Komórka połączona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5" style:display-name="Komórka zaznaczona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5" style:display-name="Nagłówek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5" style:display-name="Nagłówek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5" style:display-name="Nagłówek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5" style:display-name="Nagłówek 4 5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5" style:display-name="Neutralne 5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5" style:display-name="Obliczenia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5" style:display-name="Suma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5" style:display-name="Tekst objaśnienia 5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5" style:display-name="Tekst ostrzeżenia 5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5" style:display-name="Tytuł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5" style:display-name="Uwaga 5" style:family="table-cell" style:parent-style-name="Default">
      <style:table-cell-properties fo:background-color="#ffffcc" style:diagonal-bl-tr="none" style:diagonal-tl-br="none" fo:border="0.035cm solid #c0c0c0"/>
    </style:style>
    <style:style style:name="Złe_20_5" style:display-name="Złe 5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4:56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3" style:display-name="PageStyle_Arkusz1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4" style:display-name="PageStyle_Arkusz1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5" style:display-name="PageStyle_Arkusz1 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6" style:display-name="PageStyle_Arkusz1 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7" style:display-name="PageStyle_Arkusz1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09-11-29T14:56:37.31</dc:date>
    <meta:editing-duration>PT00H52M24S</meta:editing-duration>
    <meta:editing-cycles>11</meta:editing-cycles>
    <meta:document-statistic meta:table-count="1" meta:cell-count="246" meta:object-count="0"/>
    <meta:user-defined meta:name="Informacja 1"/>
    <meta:user-defined meta:name="Informacja 2"/>
    <meta:user-defined meta:name="Informacja 3"/>
    <meta:user-defined meta:name="Informacja 4"/>
  </office:meta>
</office:document-meta>
</file>